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DejaVu Sans Mono" svg:font-family="'DejaVu Sans Mono'"/>
    <style:font-face style:name="Roboto" svg:font-family="Roboto, 'Trebuchet MS', Arial, Helvetica, sans-serif"/>
    <style:font-face style:name="Calibri" svg:font-family="Calibri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c188" officeooo:paragraph-rsid="000fc188" style:font-weight-asian="bold" style:font-weight-complex="bold"/>
    </style:style>
    <style:style style:name="P2" style:family="paragraph" style:parent-style-name="Standard">
      <style:text-properties style:font-name="Calibri" fo:font-size="20pt" fo:font-weight="bold" officeooo:rsid="000fc188" officeooo:paragraph-rsid="000fc188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4pt" fo:font-weight="normal" officeooo:rsid="000fc188" officeooo:paragraph-rsid="000fc188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fc188" officeooo:paragraph-rsid="0018956c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16fe1" officeooo:paragraph-rsid="00116fe1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officeooo:rsid="00116fe1" officeooo:paragraph-rsid="00116fe1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8956c" officeooo:paragraph-rsid="0018956c" style:font-size-asian="14pt" style:font-weight-asian="bold" style:font-size-complex="14pt" style:font-weight-complex="bold"/>
    </style:style>
    <style:style style:name="P8" style:family="paragraph" style:parent-style-name="Standard">
      <style:text-properties fo:font-variant="normal" fo:text-transform="none" fo:color="#404c51" style:font-name="Roboto" fo:font-size="12pt" fo:letter-spacing="normal" fo:font-style="normal" fo:font-weight="normal" officeooo:rsid="000fc188" officeooo:paragraph-rsid="000fc188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variant="normal" fo:text-transform="none" fo:color="#404c51" style:font-name="Roboto" fo:font-size="14pt" fo:letter-spacing="normal" fo:font-style="normal" fo:font-weight="bold" officeooo:rsid="0014862a" officeooo:paragraph-rsid="0014862a" style:font-size-asian="14pt" style:font-weight-asian="bold" style:font-size-complex="14pt" style:font-weight-complex="bold"/>
    </style:style>
    <style:style style:name="P10" style:family="paragraph" style:parent-style-name="Standard">
      <style:text-properties fo:font-variant="normal" fo:text-transform="none" fo:color="#000000" style:font-name="Consolas" fo:font-size="10.5pt" fo:letter-spacing="normal" fo:font-style="normal" fo:font-weight="bold" officeooo:rsid="0018956c" officeooo:paragraph-rsid="0018956c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paragraph-rsid="00116fe1"/>
    </style:style>
    <style:style style:name="P12" style:family="paragraph" style:parent-style-name="Standard">
      <style:text-properties fo:color="#000000" style:font-name="Liberation Serif" fo:font-size="14pt" officeooo:paragraph-rsid="000fc188" style:font-size-asian="14pt" style:font-size-complex="14pt"/>
    </style:style>
    <style:style style:name="P13" style:family="paragraph" style:parent-style-name="Standard">
      <style:text-properties fo:color="#000000" fo:font-size="14pt" fo:font-weight="normal" officeooo:rsid="0018956c" officeooo:paragraph-rsid="0018956c" style:font-size-asian="14pt" style:font-weight-asian="normal" style:font-size-complex="14pt" style:font-weight-complex="normal"/>
    </style:style>
    <style:style style:name="P14" style:family="paragraph" style:parent-style-name="Text_20_body">
      <style:text-properties officeooo:rsid="00116fe1" officeooo:paragraph-rsid="00116fe1"/>
    </style:style>
    <style:style style:name="P15" style:family="paragraph" style:parent-style-name="Text_20_body">
      <style:text-properties fo:font-variant="normal" fo:text-transform="none" fo:color="#000000" style:font-name="Liberation Serif" fo:font-size="14pt" fo:letter-spacing="normal" fo:font-style="normal" fo:font-weight="normal" officeooo:paragraph-rsid="0016ed1e" style:font-size-asian="14pt" style:font-size-complex="14pt"/>
    </style:style>
    <style:style style:name="P16" style:family="paragraph" style:parent-style-name="Text_20_body">
      <style:text-properties fo:font-variant="normal" fo:text-transform="none" fo:color="#000000" style:font-name="Liberation Serif" fo:font-size="14pt" fo:letter-spacing="normal" fo:font-style="normal" fo:font-weight="normal" officeooo:rsid="0018956c" officeooo:paragraph-rsid="0018956c" style:font-size-asian="14pt" style:font-size-complex="14pt"/>
    </style:style>
    <style:style style:name="P17" style:family="paragraph" style:parent-style-name="Text_20_body">
      <style:text-properties officeooo:paragraph-rsid="0016a40e"/>
    </style:style>
    <style:style style:name="P18" style:family="paragraph" style:parent-style-name="Text_20_body">
      <style:text-properties officeooo:paragraph-rsid="0016ed1e"/>
    </style:style>
    <style:style style:name="P19" style:family="paragraph" style:parent-style-name="Text_20_body">
      <style:text-properties fo:font-size="16pt" fo:font-weight="bold" officeooo:rsid="0016ed1e" officeooo:paragraph-rsid="0016ed1e" style:font-size-asian="16pt" style:font-weight-asian="bold" style:font-size-complex="16pt" style:font-weight-complex="bold"/>
    </style:style>
    <style:style style:name="P20" style:family="paragraph" style:parent-style-name="Text_20_body">
      <style:text-properties fo:font-size="16pt" fo:font-weight="bold" officeooo:rsid="0018956c" officeooo:paragraph-rsid="0018956c" style:font-size-asian="16pt" style:font-weight-asian="bold" style:font-size-complex="16pt" style:font-weight-complex="bold"/>
    </style:style>
    <style:style style:name="P21" style:family="paragraph" style:parent-style-name="Text_20_body">
      <style:text-properties officeooo:paragraph-rsid="0018956c"/>
    </style:style>
    <style:style style:name="P22" style:family="paragraph" style:parent-style-name="Text_20_body">
      <style:text-properties officeooo:rsid="0018956c" officeooo:paragraph-rsid="0018956c"/>
    </style:style>
    <style:style style:name="P23" style:family="paragraph" style:parent-style-name="Text_20_body">
      <style:text-properties fo:color="#000000" style:font-name="Liberation Serif" fo:font-size="14pt" officeooo:paragraph-rsid="0015d0a6" style:font-size-asian="14pt" style:font-size-complex="14pt"/>
    </style:style>
    <style:style style:name="P24" style:family="paragraph" style:parent-style-name="Text_20_body">
      <style:text-properties officeooo:rsid="001aa3fc" officeooo:paragraph-rsid="001aa3fc"/>
    </style:style>
    <style:style style:name="P25" style:family="paragraph" style:parent-style-name="Text_20_body">
      <style:text-properties fo:font-size="14pt" officeooo:rsid="0016a40e" officeooo:paragraph-rsid="0016a40e" style:font-size-asian="14pt" style:font-size-complex="14pt"/>
    </style:style>
    <style:style style:name="P26" style:family="paragraph" style:parent-style-name="Text_20_body">
      <style:paragraph-properties fo:margin-left="0cm" fo:margin-right="0cm" fo:margin-top="0.265cm" fo:margin-bottom="0.265cm" style:contextual-spacing="false" style:line-height-at-least="0.635cm" fo:orphans="2" fo:widows="2" fo:text-indent="0cm" style:auto-text-indent="false"/>
      <style:text-properties fo:font-variant="normal" fo:text-transform="none" fo:color="#404c51" style:font-name="Liberation Serif" fo:font-size="16pt" fo:letter-spacing="normal" fo:font-style="normal" fo:font-weight="bold" officeooo:rsid="0018956c" officeooo:paragraph-rsid="0018956c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margin-left="0cm" fo:margin-right="0cm" fo:margin-top="0.265cm" fo:margin-bottom="0.265cm" style:contextual-spacing="false" style:line-height-at-least="0.635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P28" style:family="paragraph" style:parent-style-name="Preformatted_20_Text">
      <style:paragraph-properties fo:margin-left="0cm" fo:margin-right="0cm" fo:line-height="150%" fo:text-align="start" style:justify-single-word="false" fo:orphans="2" fo:widows="2" fo:text-indent="0cm" style:auto-text-indent="false" fo:background-color="transparent" fo:padding-left="0.049cm" fo:padding-right="0cm" fo:padding-top="0cm" fo:padding-bottom="0cm" fo:border-left="7.51pt solid #dae8ef" fo:border-right="none" fo:border-top="none" fo:border-bottom="none">
        <style:background-image/>
      </style:paragraph-properties>
    </style:style>
    <style:style style:name="P29" style:family="paragraph" style:parent-style-name="Preformatted_20_Text">
      <style:text-properties officeooo:paragraph-rsid="00116fe1"/>
    </style:style>
    <style:style style:name="P30" style:family="paragraph" style:parent-style-name="Preformatted_20_Text">
      <style:text-properties fo:font-variant="normal" fo:text-transform="none" fo:color="#404c51" style:font-name="Roboto" fo:font-size="12pt" fo:letter-spacing="normal" fo:font-style="normal" fo:font-weight="normal" officeooo:rsid="000fc188" officeooo:paragraph-rsid="000fc188" style:font-size-asian="14pt" style:font-weight-asian="normal" style:font-size-complex="14pt" style:font-weight-complex="normal"/>
    </style:style>
    <style:style style:name="P31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DejaVu Sans Mono" fo:font-size="9pt"/>
    </style:style>
    <style:style style:name="P32" style:family="paragraph" style:parent-style-name="Preformatted_20_Text">
      <style:paragraph-properties fo:margin-top="0cm" fo:margin-bottom="0.499cm" style:contextual-spacing="false" fo:line-height="150%" fo:text-align="start" style:justify-single-word="false" fo:orphans="2" fo:widows="2" fo:background-color="transparent" fo:padding-left="0.049cm" fo:padding-right="0cm" fo:padding-top="0cm" fo:padding-bottom="0cm" fo:border-left="7.51pt solid #dae8ef" fo:border-right="none" fo:border-top="none" fo:border-bottom="none">
        <style:background-image/>
      </style:paragraph-properties>
    </style:style>
    <style:style style:name="P33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pt"/>
    </style:style>
    <style:style style:name="P34" style:family="paragraph" style:parent-style-name="Preformatted_20_Text">
      <style:paragraph-properties fo:line-height="150%" fo:text-align="start" style:justify-single-word="false" fo:orphans="2" fo:widows="2" fo:background-color="transparent" fo:padding-left="0.049cm" fo:padding-right="0cm" fo:padding-top="0cm" fo:padding-bottom="0cm" fo:border-left="7.51pt solid #dae8ef" fo:border-right="none" fo:border-top="none" fo:border-bottom="none">
        <style:background-image/>
      </style:paragraph-properties>
    </style:style>
    <style:style style:name="P35" style:family="paragraph" style:parent-style-name="Preformatted_20_Text">
      <style:paragraph-properties fo:line-height="150%" fo:text-align="start" style:justify-single-word="false" fo:orphans="2" fo:widows="2" fo:background-color="transparent" fo:padding-left="0.049cm" fo:padding-right="0cm" fo:padding-top="0cm" fo:padding-bottom="0cm" fo:border-left="7.51pt solid #dae8ef" fo:border-right="none" fo:border-top="none" fo:border-bottom="none">
        <style:background-image/>
      </style:paragraph-properties>
      <style:text-properties officeooo:paragraph-rsid="0018956c"/>
    </style:style>
    <style:style style:name="P36" style:family="paragraph" style:parent-style-name="Text_20_body">
      <style:text-properties fo:font-variant="normal" fo:text-transform="none" fo:color="#000000" style:font-name="Liberation Serif" fo:font-size="16pt" fo:letter-spacing="normal" fo:font-style="normal" fo:font-weight="bold" officeooo:rsid="0018956c" officeooo:paragraph-rsid="0018956c" style:font-size-asian="16pt" style:font-weight-asian="bold" style:font-size-complex="16pt" style:font-weight-complex="bold"/>
    </style:style>
    <style:style style:name="P37" style:family="paragraph" style:parent-style-name="Text_20_body">
      <style:text-properties fo:font-variant="normal" fo:text-transform="none" fo:color="#000000" style:font-name="Consolas" fo:font-size="10.5pt" fo:letter-spacing="normal" fo:font-style="normal" fo:font-weight="bold" officeooo:rsid="001c0e41" officeooo:paragraph-rsid="001c0e41" style:font-weight-asian="bold" style:font-weight-complex="bold"/>
    </style:style>
    <style:style style:name="P38" style:family="paragraph" style:parent-style-name="Text_20_body">
      <style:text-properties officeooo:rsid="001aa3fc" officeooo:paragraph-rsid="001aa3fc"/>
    </style:style>
    <style:style style:name="T1" style:family="text">
      <style:text-properties officeooo:rsid="00115ec8"/>
    </style:style>
    <style:style style:name="T2" style:family="text">
      <style:text-properties fo:font-variant="normal" fo:text-transform="none" fo:color="#000000" style:font-name="Consolas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Consolas" fo:font-size="10.5pt" fo:letter-spacing="normal" fo:font-style="normal" fo:font-weight="normal" fo:padding="0cm" fo:border="none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fo:letter-spacing="normal" fo:padding="0cm" fo:border="none"/>
    </style:style>
    <style:style style:name="T6" style:family="text">
      <style:text-properties fo:font-variant="normal" fo:text-transform="none" fo:color="#5f6364" style:font-name="Consolas" fo:font-size="10.5pt" fo:letter-spacing="normal" fo:font-style="normal" fo:font-weight="normal"/>
    </style:style>
    <style:style style:name="T7" style:family="text">
      <style:text-properties fo:font-variant="normal" fo:text-transform="none" fo:color="#5f6364" style:font-name="Consolas" fo:font-size="10.5pt" fo:letter-spacing="normal" fo:font-style="normal" fo:font-weight="normal" fo:padding="0cm" fo:border="none"/>
    </style:style>
    <style:style style:name="T8" style:family="text">
      <style:text-properties fo:font-variant="normal" fo:text-transform="none" fo:color="#1990b8" style:font-name="Consolas" fo:font-size="10.5pt" fo:letter-spacing="normal" fo:font-style="normal" fo:font-weight="normal"/>
    </style:style>
    <style:style style:name="T9" style:family="text">
      <style:text-properties fo:font-variant="normal" fo:text-transform="none" fo:color="#1990b8" style:font-name="Consolas" fo:font-size="10.5pt" fo:letter-spacing="normal" fo:font-style="normal" fo:font-weight="normal" fo:padding="0cm" fo:border="none"/>
    </style:style>
    <style:style style:name="T10" style:family="text">
      <style:text-properties fo:font-variant="normal" fo:text-transform="none" fo:color="#1990b8" style:font-name="Consolas" fo:font-size="10.5pt" fo:letter-spacing="normal" fo:font-style="normal" fo:font-weight="normal" officeooo:rsid="0016a40e"/>
    </style:style>
    <style:style style:name="T11" style:family="text">
      <style:text-properties fo:font-variant="normal" fo:text-transform="none" fo:color="#2f9c0a" style:font-name="Consolas" fo:font-size="10.5pt" fo:letter-spacing="normal" fo:font-style="normal" fo:font-weight="normal"/>
    </style:style>
    <style:style style:name="T12" style:family="text">
      <style:text-properties fo:font-variant="normal" fo:text-transform="none" fo:color="#2f9c0a" style:font-name="Consolas" fo:font-size="10.5pt" fo:letter-spacing="normal" fo:font-style="normal" fo:font-weight="normal" fo:padding="0cm" fo:border="none"/>
    </style:style>
    <style:style style:name="T13" style:family="text">
      <style:text-properties fo:font-variant="normal" fo:text-transform="none" fo:color="#a67f59" style:font-name="Consolas" fo:font-size="10.5pt" fo:letter-spacing="normal" fo:font-style="normal" fo:font-weight="normal" fo:padding="0cm" fo:border="none"/>
    </style:style>
    <style:style style:name="T14" style:family="text">
      <style:text-properties fo:font-variant="normal" fo:text-transform="none" fo:color="#c92c2c" style:font-name="Consolas" fo:font-size="10.5pt" fo:letter-spacing="normal" fo:font-style="normal" fo:font-weight="normal"/>
    </style:style>
    <style:style style:name="T15" style:family="text">
      <style:text-properties fo:font-variant="normal" fo:text-transform="none" fo:color="#c92c2c" style:font-name="Consolas" fo:font-size="10.5pt" fo:letter-spacing="normal" fo:font-style="normal" fo:font-weight="normal" fo:padding="0cm" fo:border="none"/>
    </style:style>
    <style:style style:name="T16" style:family="text">
      <style:text-properties fo:font-variant="normal" fo:text-transform="none" style:font-name="Roboto" fo:font-size="12pt" fo:letter-spacing="normal" fo:font-style="normal"/>
    </style:style>
    <style:style style:name="T17" style:family="text">
      <style:text-properties fo:font-variant="normal" fo:text-transform="none" fo:letter-spacing="normal" fo:font-style="normal" fo:font-weight="normal" officeooo:rsid="000fc188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normal" officeooo:rsid="0014862a" style:font-weight-asian="normal" style:font-weight-complex="normal"/>
    </style:style>
    <style:style style:name="T19" style:family="text">
      <style:text-properties fo:color="#000000" style:font-name="Consolas" fo:font-size="10.5pt" fo:padding="0cm" fo:border="none"/>
    </style:style>
    <style:style style:name="T20" style:family="text">
      <style:text-properties fo:color="#000000" style:font-name="DejaVu Sans Mono" fo:font-size="9pt"/>
    </style:style>
    <style:style style:name="T21" style:family="text">
      <style:text-properties fo:color="#5f6364" style:font-name="Consolas" fo:font-size="10.5pt" fo:padding="0cm" fo:border="none"/>
    </style:style>
    <style:style style:name="T22" style:family="text">
      <style:text-properties fo:color="#1990b8" style:font-name="Consolas" fo:font-size="10.5pt" fo:padding="0cm" fo:border="none"/>
    </style:style>
    <style:style style:name="T23" style:family="text">
      <style:text-properties fo:color="#660e7a" fo:font-weight="bold"/>
    </style:style>
    <style:style style:name="T24" style:family="text">
      <style:text-properties officeooo:rsid="0015d0a6"/>
    </style:style>
    <style:style style:name="T25" style:family="text">
      <style:text-properties officeooo:rsid="0016a40e"/>
    </style:style>
    <style:style style:name="T26" style:family="text">
      <style:text-properties officeooo:rsid="0018956c"/>
    </style:style>
    <style:style style:name="T27" style:family="text">
      <style:text-properties fo:font-size="16pt" fo:font-weight="bold" officeooo:rsid="0018956c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imeNg Data Table Using Angular 2</text:p>
      <text:p text:style-name="P1"/>
      <text:p text:style-name="P1"/>
      <text:p text:style-name="P3">PrimeNg is a collection of rich, open source UI Components for Angular 2. PrimeNG data table is useful for displaying data in tabular format, along with that <text:span text:style-name="T26">this data table</text:span> also provides many basic and advanced level features like <text:span text:style-name="T1">pagination, sorting, filtering, selection, editable, expanded view, resize, re-order, etc. Its also supports for CRUD operations as well as it is responsive.</text:span></text:p>
      <text:p text:style-name="P3"/>
      <text:p text:style-name="P7">Setup</text:p>
      <text:p text:style-name="P13"><text:span text:style-name="T16">PrimeNG is available at npm, if you have an existing application, then run the following command to download it to your project.</text:span> </text:p>
      <text:p text:style-name="P13"/>
      <text:p text:style-name="P10">npm install primeng --save</text:p>
      <text:p text:style-name="P4"/>
      <text:p text:style-name="P5">PrimeNg has created different modules for every unique feature. So, while implementing any particular feature, it is necessary to import the respective module into app.module.ts file. e.g. For implementing a very basic data table feature, it is necessary to implement <text:s/>DataTableModule and SharedModule from primeng folder. </text:p>
      <text:p text:style-name="P11"/>
      <text:p text:style-name="P6">app.module.ts</text:p>
      <text:p text:style-name="P11"/>
      <text:p text:style-name="P29"><text:span text:style-name="Source_20_Text"><text:span text:style-name="T9">import</text:span></text:span><text:span text:style-name="Source_20_Text"><text:span text:style-name="T3"> </text:span></text:span><text:span text:style-name="Source_20_Text"><text:span text:style-name="T7">{</text:span></text:span><text:span text:style-name="Source_20_Text"><text:span text:style-name="T3">DataTableModule</text:span></text:span><text:span text:style-name="Source_20_Text"><text:span text:style-name="T7">,</text:span></text:span><text:span text:style-name="Source_20_Text"><text:span text:style-name="T3">SharedModule</text:span></text:span><text:span text:style-name="Source_20_Text"><text:span text:style-name="T7">}</text:span></text:span><text:span text:style-name="Source_20_Text"><text:span text:style-name="T3"> from </text:span></text:span><text:span text:style-name="Source_20_Text"><text:span text:style-name="T12">'primeng/primeng'</text:span></text:span><text:span text:style-name="Source_20_Text"><text:span text:style-name="T7">;</text:span></text:span></text:p>
      <text:p text:style-name="Text_20_body"><text:tab/><text:span text:style-name="T20">@NgModule({</text:span></text:p>
      <text:p text:style-name="P31"><text:span text:style-name="T23"><text:tab/><text:tab/>imports</text:span>: [</text:p>
      <text:p text:style-name="P33"><text:tab/><text:tab/><text:tab/><text:tab/>DataTableModule,</text:p>
      <text:p text:style-name="P31"><text:tab/><text:tab/><text:tab/><text:tab/>SharedModule</text:p>
      <text:p text:style-name="P14"><text:tab/><text:tab/><text:tab/> <text:s text:c="5"/>]</text:p>
      <text:p text:style-name="P14"><text:tab/><text:tab/> <text:s text:c="4"/>});</text:p>
      <text:p text:style-name="P12"><text:span text:style-name="T17">DataTable requires a value as an array of objects and columns defined with p-column component. Throughout th</text:span><text:span text:style-name="T18">is</text:span><text:span text:style-name="T17"> </text:span><text:span text:style-name="T18">example</text:span><text:span text:style-name="T17">, a car interface having </text:span><text:span text:style-name="T18">four properties as </text:span><text:span text:style-name="T17">vin, brand, year and color used to define an object to be displayed by the datatable. </text:span></text:p>
      <text:p text:style-name="P8"/>
      <text:p text:style-name="P9">car.ts</text:p>
      <text:p text:style-name="P30"><text:span text:style-name="Source_20_Text"><text:span text:style-name="T22"><text:tab/>export</text:span></text:span><text:span text:style-name="Source_20_Text"><text:span text:style-name="T19"> </text:span></text:span><text:span text:style-name="Source_20_Text"><text:span text:style-name="T22">interface</text:span></text:span><text:span text:style-name="Source_20_Text"><text:span text:style-name="T19"> </text:span></text:span><text:span text:style-name="Source_20_Text"><text:span text:style-name="T22">Car</text:span></text:span><text:span text:style-name="Source_20_Text"><text:span text:style-name="T19"> </text:span></text:span><text:span text:style-name="Source_20_Text"><text:span text:style-name="T21">{</text:span></text:span></text:p>
      <text:p text:style-name="P34"><text:span text:style-name="Source_20_Text"><text:span text:style-name="T5"><text:tab/><text:tab/><text:tab/><text:tab/> <text:s text:c="3"/></text:span></text:span><text:span text:style-name="Source_20_Text"><text:span text:style-name="T3">vin</text:span></text:span><text:span text:style-name="Source_20_Text"><text:span text:style-name="T7">;</text:span></text:span></text:p>
      <text:p text:style-name="P34"><text:span text:style-name="Source_20_Text"><text:span text:style-name="T5"><text:tab/><text:tab/><text:tab/><text:tab/> <text:s text:c="3"/></text:span></text:span><text:span text:style-name="Source_20_Text"><text:span text:style-name="T3">year</text:span></text:span><text:span text:style-name="Source_20_Text"><text:span text:style-name="T7">;</text:span></text:span></text:p>
      <text:p text:style-name="P34"><text:span text:style-name="Source_20_Text"><text:span text:style-name="T5"><text:tab/><text:tab/><text:tab/><text:tab/> <text:s text:c="3"/></text:span></text:span><text:span text:style-name="Source_20_Text"><text:span text:style-name="T3">brand</text:span></text:span><text:span text:style-name="Source_20_Text"><text:span text:style-name="T7">;</text:span></text:span></text:p>
      <text:p text:style-name="P34"><text:span text:style-name="Source_20_Text"><text:span text:style-name="T5"><text:tab/><text:tab/><text:tab/><text:tab/> <text:s text:c="3"/></text:span></text:span><text:span text:style-name="Source_20_Text"><text:span text:style-name="T3">color</text:span></text:span><text:span text:style-name="Source_20_Text"><text:span text:style-name="T7">;</text:span></text:span></text:p>
      <text:p text:style-name="P32"><text:span text:style-name="Source_20_Text"><text:span text:style-name="T7"><text:tab/><text:tab/><text:tab/><text:tab/>}</text:span></text:span></text:p>
      <text:p text:style-name="P23"><text:soft-page-break/><text:span text:style-name="T17">Cars are loaded by a CarService that connects to a server to fetch the cars with a Promise. </text:span><text:span text:style-name="T24">This Car inteface is imported in to a file. </text:span></text:p>
      <text:p text:style-name="P28"><text:span text:style-name="Source_20_Text"><text:span text:style-name="T9">import</text:span></text:span><text:span text:style-name="Source_20_Text"><text:span text:style-name="T3"> </text:span></text:span><text:span text:style-name="Source_20_Text"><text:span text:style-name="T7">{</text:span></text:span><text:span text:style-name="Source_20_Text"><text:span text:style-name="T3">Injectable</text:span></text:span><text:span text:style-name="Source_20_Text"><text:span text:style-name="T7">}</text:span></text:span><text:span text:style-name="Source_20_Text"><text:span text:style-name="T3"> from </text:span></text:span><text:span text:style-name="Source_20_Text"><text:span text:style-name="T12">'angular2/core'</text:span></text:span><text:span text:style-name="Source_20_Text"><text:span text:style-name="T7">;</text:span></text:span></text:p>
      <text:p text:style-name="P34"><text:span text:style-name="Source_20_Text"><text:span text:style-name="T9">import</text:span></text:span><text:span text:style-name="Source_20_Text"><text:span text:style-name="T3"> </text:span></text:span><text:span text:style-name="Source_20_Text"><text:span text:style-name="T7">{</text:span></text:span><text:span text:style-name="Source_20_Text"><text:span text:style-name="T3">Http</text:span></text:span><text:span text:style-name="Source_20_Text"><text:span text:style-name="T7">,</text:span></text:span><text:span text:style-name="Source_20_Text"><text:span text:style-name="T3"> Response</text:span></text:span><text:span text:style-name="Source_20_Text"><text:span text:style-name="T7">}</text:span></text:span><text:span text:style-name="Source_20_Text"><text:span text:style-name="T3"> from </text:span></text:span><text:span text:style-name="Source_20_Text"><text:span text:style-name="T12">'angular2/http'</text:span></text:span><text:span text:style-name="Source_20_Text"><text:span text:style-name="T7">;</text:span></text:span></text:p>
      <text:p text:style-name="P34"><text:span text:style-name="Source_20_Text"><text:span text:style-name="T9">import</text:span></text:span><text:span text:style-name="Source_20_Text"><text:span text:style-name="T3"> </text:span></text:span><text:span text:style-name="Source_20_Text"><text:span text:style-name="T7">{</text:span></text:span><text:span text:style-name="Source_20_Text"><text:span text:style-name="T3">Car</text:span></text:span><text:span text:style-name="Source_20_Text"><text:span text:style-name="T7">}</text:span></text:span><text:span text:style-name="Source_20_Text"><text:span text:style-name="T3"> from </text:span></text:span><text:span text:style-name="Source_20_Text"><text:span text:style-name="T12">'../domain/car'</text:span></text:span><text:span text:style-name="Source_20_Text"><text:span text:style-name="T7">;</text:span></text:span></text:p>
      <text:p text:style-name="P34"><text:span text:style-name="Source_20_Text"><text:span text:style-name="T3">@</text:span></text:span><text:span text:style-name="Source_20_Text"><text:span text:style-name="T12">Injectable</text:span></text:span><text:span text:style-name="Source_20_Text"><text:span text:style-name="T7">()</text:span></text:span></text:p>
      <text:p text:style-name="P34"><text:span text:style-name="Source_20_Text"><text:span text:style-name="T9">export</text:span></text:span><text:span text:style-name="Source_20_Text"><text:span text:style-name="T3"> </text:span></text:span><text:span text:style-name="Source_20_Text"><text:span text:style-name="T9">class</text:span></text:span><text:span text:style-name="Source_20_Text"><text:span text:style-name="T3"> </text:span></text:span><text:span text:style-name="Source_20_Text"><text:span text:style-name="T9">CarService</text:span></text:span><text:span text:style-name="Source_20_Text"><text:span text:style-name="T3"> </text:span></text:span><text:span text:style-name="Source_20_Text"><text:span text:style-name="T7">{</text:span></text:span></text:p>
      <text:p text:style-name="P34"><text:span text:style-name="Source_20_Text"><text:span text:style-name="T5"><text:s text:c="4"/></text:span></text:span><text:span text:style-name="Source_20_Text"><text:span text:style-name="T9">constructor</text:span></text:span><text:span text:style-name="Source_20_Text"><text:span text:style-name="T7">(</text:span></text:span><text:span text:style-name="Source_20_Text"><text:span text:style-name="T9">private</text:span></text:span><text:span text:style-name="Source_20_Text"><text:span text:style-name="T3"> http</text:span></text:span><text:span text:style-name="Source_20_Text"><text:span text:style-name="T7">:</text:span></text:span><text:span text:style-name="Source_20_Text"><text:span text:style-name="T3"> Http</text:span></text:span><text:span text:style-name="Source_20_Text"><text:span text:style-name="T7">)</text:span></text:span><text:span text:style-name="Source_20_Text"><text:span text:style-name="T3"> </text:span></text:span><text:span text:style-name="Source_20_Text"><text:span text:style-name="T7">{}</text:span></text:span></text:p>
      <text:p text:style-name="P34"><text:span text:style-name="Source_20_Text"><text:span text:style-name="T5"><text:s text:c="4"/></text:span></text:span><text:span text:style-name="Source_20_Text"><text:span text:style-name="T12">getCarsSmall</text:span></text:span><text:span text:style-name="Source_20_Text"><text:span text:style-name="T7">()</text:span></text:span><text:span text:style-name="Source_20_Text"><text:span text:style-name="T3"> </text:span></text:span><text:span text:style-name="Source_20_Text"><text:span text:style-name="T7">{</text:span></text:span></text:p>
      <text:p text:style-name="P34"><text:span text:style-name="Source_20_Text"><text:span text:style-name="T5"><text:s text:c="8"/></text:span></text:span><text:span text:style-name="Source_20_Text"><text:span text:style-name="T9">return</text:span></text:span><text:span text:style-name="Source_20_Text"><text:span text:style-name="T3"> </text:span></text:span><text:span text:style-name="Source_20_Text"><text:span text:style-name="T9">this</text:span></text:span><text:span text:style-name="Source_20_Text"><text:span text:style-name="T7">.</text:span></text:span><text:span text:style-name="Source_20_Text"><text:span text:style-name="T3">http</text:span></text:span><text:span text:style-name="Source_20_Text"><text:span text:style-name="T7">.</text:span></text:span><text:span text:style-name="Source_20_Text"><text:span text:style-name="T9">get</text:span></text:span><text:span text:style-name="Source_20_Text"><text:span text:style-name="T7">(</text:span></text:span><text:span text:style-name="Source_20_Text"><text:span text:style-name="T12">'/data/cars-small.json'</text:span></text:span><text:span text:style-name="Source_20_Text"><text:span text:style-name="T7">)</text:span></text:span></text:p>
      <text:p text:style-name="P34"><text:span text:style-name="Source_20_Text"><text:span text:style-name="T5"><text:s text:c="20"/></text:span></text:span><text:span text:style-name="Source_20_Text"><text:span text:style-name="T7">.</text:span></text:span><text:span text:style-name="Source_20_Text"><text:span text:style-name="T12">toPromise</text:span></text:span><text:span text:style-name="Source_20_Text"><text:span text:style-name="T7">()</text:span></text:span></text:p>
      <text:p text:style-name="P34"><text:span text:style-name="Source_20_Text"><text:span text:style-name="T5"><text:s text:c="20"/></text:span></text:span><text:span text:style-name="Source_20_Text"><text:span text:style-name="T7">.</text:span></text:span><text:span text:style-name="Source_20_Text"><text:span text:style-name="T12">then</text:span></text:span><text:span text:style-name="Source_20_Text"><text:span text:style-name="T7">(</text:span></text:span><text:span text:style-name="Source_20_Text"><text:span text:style-name="T3">res </text:span></text:span><text:span text:style-name="Source_20_Text"><text:span text:style-name="T13">=&gt;</text:span></text:span><text:span text:style-name="Source_20_Text"><text:span text:style-name="T3"> </text:span></text:span><text:span text:style-name="Source_20_Text"><text:span text:style-name="T13">&lt;</text:span></text:span><text:span text:style-name="Source_20_Text"><text:span text:style-name="T3">Car</text:span></text:span><text:span text:style-name="Source_20_Text"><text:span text:style-name="T7">[]</text:span></text:span><text:span text:style-name="Source_20_Text"><text:span text:style-name="T13">&gt;</text:span></text:span><text:span text:style-name="Source_20_Text"><text:span text:style-name="T3"> res</text:span></text:span><text:span text:style-name="Source_20_Text"><text:span text:style-name="T7">.</text:span></text:span><text:span text:style-name="Source_20_Text"><text:span text:style-name="T12">json</text:span></text:span><text:span text:style-name="Source_20_Text"><text:span text:style-name="T7">().</text:span></text:span><text:span text:style-name="Source_20_Text"><text:span text:style-name="T3">data</text:span></text:span><text:span text:style-name="Source_20_Text"><text:span text:style-name="T7">)</text:span></text:span></text:p>
      <text:p text:style-name="P34"><text:span text:style-name="Source_20_Text"><text:span text:style-name="T5"><text:s text:c="20"/></text:span></text:span><text:span text:style-name="Source_20_Text"><text:span text:style-name="T7">.</text:span></text:span><text:span text:style-name="Source_20_Text"><text:span text:style-name="T12">then</text:span></text:span><text:span text:style-name="Source_20_Text"><text:span text:style-name="T7">(</text:span></text:span><text:span text:style-name="Source_20_Text"><text:span text:style-name="T3">data </text:span></text:span><text:span text:style-name="Source_20_Text"><text:span text:style-name="T13">=&gt;</text:span></text:span><text:span text:style-name="Source_20_Text"><text:span text:style-name="T3"> </text:span></text:span><text:span text:style-name="Source_20_Text"><text:span text:style-name="T7">{</text:span></text:span><text:span text:style-name="Source_20_Text"><text:span text:style-name="T3"> </text:span></text:span><text:span text:style-name="Source_20_Text"><text:span text:style-name="T9">return</text:span></text:span><text:span text:style-name="Source_20_Text"><text:span text:style-name="T3"> data</text:span></text:span><text:span text:style-name="Source_20_Text"><text:span text:style-name="T7">;</text:span></text:span><text:span text:style-name="Source_20_Text"><text:span text:style-name="T3"> </text:span></text:span><text:span text:style-name="Source_20_Text"><text:span text:style-name="T7">});</text:span></text:span></text:p>
      <text:p text:style-name="P34"><text:span text:style-name="Source_20_Text"><text:span text:style-name="T5"><text:s text:c="4"/></text:span></text:span><text:span text:style-name="Source_20_Text"><text:span text:style-name="T7">}</text:span></text:span></text:p>
      <text:p text:style-name="P34"><text:span text:style-name="Source_20_Text"><text:span text:style-name="T7">}</text:span></text:span></text:p>
      <text:p text:style-name="P27"><text:span text:style-name="T24">This</text:span> sample datatable has 4 columns and retrieves the data from a service on init <text:span text:style-name="T25">method.</text:span></text:p>
      <text:p text:style-name="P34"><text:span text:style-name="Source_20_Text"><text:span text:style-name="T9">export</text:span></text:span><text:span text:style-name="Source_20_Text"><text:span text:style-name="T3"> </text:span></text:span><text:span text:style-name="Source_20_Text"><text:span text:style-name="T9">class</text:span></text:span><text:span text:style-name="Source_20_Text"><text:span text:style-name="T3"> </text:span></text:span><text:span text:style-name="Source_20_Text"><text:span text:style-name="T9">DataTableDemo</text:span></text:span><text:span text:style-name="Source_20_Text"><text:span text:style-name="T3"> </text:span></text:span><text:span text:style-name="Source_20_Text"><text:span text:style-name="T9">implements</text:span></text:span><text:span text:style-name="Source_20_Text"><text:span text:style-name="T3"> </text:span></text:span><text:span text:style-name="Source_20_Text"><text:span text:style-name="T9">OnInit</text:span></text:span><text:span text:style-name="Source_20_Text"><text:span text:style-name="T3"> </text:span></text:span><text:span text:style-name="Source_20_Text"><text:span text:style-name="T7">{</text:span></text:span></text:p>
      <text:p text:style-name="P34"><text:span text:style-name="Source_20_Text"><text:span text:style-name="T5"><text:s text:c="4"/></text:span></text:span><text:span text:style-name="Source_20_Text"><text:span text:style-name="T3">cars</text:span></text:span><text:span text:style-name="Source_20_Text"><text:span text:style-name="T7">:</text:span></text:span><text:span text:style-name="Source_20_Text"><text:span text:style-name="T3"> Car</text:span></text:span><text:span text:style-name="Source_20_Text"><text:span text:style-name="T7">[];</text:span></text:span></text:p>
      <text:p text:style-name="P34"><text:span text:style-name="Source_20_Text"><text:span text:style-name="T5"><text:s text:c="4"/></text:span></text:span><text:span text:style-name="Source_20_Text"><text:span text:style-name="T9">constructor</text:span></text:span><text:span text:style-name="Source_20_Text"><text:span text:style-name="T7">(</text:span></text:span><text:span text:style-name="Source_20_Text"><text:span text:style-name="T9">private</text:span></text:span><text:span text:style-name="Source_20_Text"><text:span text:style-name="T3"> carService</text:span></text:span><text:span text:style-name="Source_20_Text"><text:span text:style-name="T7">:</text:span></text:span><text:span text:style-name="Source_20_Text"><text:span text:style-name="T3"> CarService</text:span></text:span><text:span text:style-name="Source_20_Text"><text:span text:style-name="T7">)</text:span></text:span><text:span text:style-name="Source_20_Text"><text:span text:style-name="T3"> </text:span></text:span><text:span text:style-name="Source_20_Text"><text:span text:style-name="T7">{</text:span></text:span><text:span text:style-name="Source_20_Text"><text:span text:style-name="T3"> </text:span></text:span><text:span text:style-name="Source_20_Text"><text:span text:style-name="T7">}</text:span></text:span></text:p>
      <text:p text:style-name="P34"><text:span text:style-name="Source_20_Text"><text:span text:style-name="T5"><text:s text:c="4"/></text:span></text:span><text:span text:style-name="Source_20_Text"><text:span text:style-name="T12">ngOnInit</text:span></text:span><text:span text:style-name="Source_20_Text"><text:span text:style-name="T7">()</text:span></text:span><text:span text:style-name="Source_20_Text"><text:span text:style-name="T3"> </text:span></text:span><text:span text:style-name="Source_20_Text"><text:span text:style-name="T7">{</text:span></text:span></text:p>
      <text:p text:style-name="P34"><text:span text:style-name="Source_20_Text"><text:span text:style-name="T5"><text:s text:c="8"/></text:span></text:span><text:span text:style-name="Source_20_Text"><text:span text:style-name="T9">this</text:span></text:span><text:span text:style-name="Source_20_Text"><text:span text:style-name="T7">.</text:span></text:span><text:span text:style-name="Source_20_Text"><text:span text:style-name="T3">carService</text:span></text:span><text:span text:style-name="Source_20_Text"><text:span text:style-name="T7">.</text:span></text:span><text:span text:style-name="Source_20_Text"><text:span text:style-name="T12">getCarsSmall</text:span></text:span><text:span text:style-name="Source_20_Text"><text:span text:style-name="T7">().</text:span></text:span><text:span text:style-name="Source_20_Text"><text:span text:style-name="T12">then</text:span></text:span><text:span text:style-name="Source_20_Text"><text:span text:style-name="T7">(</text:span></text:span><text:span text:style-name="Source_20_Text"><text:span text:style-name="T3">cars </text:span></text:span><text:span text:style-name="Source_20_Text"><text:span text:style-name="T13">=&gt;</text:span></text:span><text:span text:style-name="Source_20_Text"><text:span text:style-name="T3"> </text:span></text:span><text:span text:style-name="Source_20_Text"><text:span text:style-name="T9">this</text:span></text:span><text:span text:style-name="Source_20_Text"><text:span text:style-name="T7">.</text:span></text:span><text:span text:style-name="Source_20_Text"><text:span text:style-name="T3">cars </text:span></text:span><text:span text:style-name="Source_20_Text"><text:span text:style-name="T13">=</text:span></text:span><text:span text:style-name="Source_20_Text"><text:span text:style-name="T3"> cars</text:span></text:span><text:span text:style-name="Source_20_Text"><text:span text:style-name="T7">);</text:span></text:span></text:p>
      <text:p text:style-name="P34"><text:span text:style-name="Source_20_Text"><text:span text:style-name="T5"><text:s text:c="4"/></text:span></text:span><text:span text:style-name="Source_20_Text"><text:span text:style-name="T7">}</text:span></text:span></text:p>
      <text:p text:style-name="P35"><text:span text:style-name="Source_20_Text"><text:span text:style-name="T7">}</text:span></text:span></text:p>
      <text:p text:style-name="P26">Basic Data Table</text:p>
      <text:p text:style-name="P27"><text:span text:style-name="T24">The resulted l</text:span>ist of cars are bound to the value property and columns are defined using p-column component.</text:p>
      <text:p text:style-name="P34"><text:span text:style-name="Source_20_Text"><text:span text:style-name="T7">&lt;</text:span></text:span><text:span text:style-name="Source_20_Text"><text:span text:style-name="T15">p-dataTable </text:span></text:span><text:span text:style-name="Source_20_Text"><text:span text:style-name="T12">[value]</text:span></text:span><text:span text:style-name="Source_20_Text"><text:span text:style-name="T7">="</text:span></text:span><text:span text:style-name="Source_20_Text"><text:span text:style-name="T9">cars</text:span></text:span><text:span text:style-name="Source_20_Text"><text:span text:style-name="T7">"&gt;</text:span></text:span></text:p>
      <text:p text:style-name="P34"><text:span text:style-name="Source_20_Text"><text:span text:style-name="T5"><text:s text:c="4"/></text:span></text:span><text:span text:style-name="Source_20_Text"><text:span text:style-name="T7">&lt;</text:span></text:span><text:span text:style-name="Source_20_Text"><text:span text:style-name="T15">p-column </text:span></text:span><text:span text:style-name="Source_20_Text"><text:span text:style-name="T12">field</text:span></text:span><text:span text:style-name="Source_20_Text"><text:span text:style-name="T7">="</text:span></text:span><text:span text:style-name="Source_20_Text"><text:span text:style-name="T9">vin</text:span></text:span><text:span text:style-name="Source_20_Text"><text:span text:style-name="T7">"</text:span></text:span><text:span text:style-name="Source_20_Text"><text:span text:style-name="T15"> </text:span></text:span><text:span text:style-name="Source_20_Text"><text:span text:style-name="T12">header</text:span></text:span><text:span text:style-name="Source_20_Text"><text:span text:style-name="T7">="</text:span></text:span><text:span text:style-name="Source_20_Text"><text:span text:style-name="T9">Vin</text:span></text:span><text:span text:style-name="Source_20_Text"><text:span text:style-name="T7">"&gt;&lt;/</text:span></text:span><text:span text:style-name="Source_20_Text"><text:span text:style-name="T15">p-column</text:span></text:span><text:span text:style-name="Source_20_Text"><text:span text:style-name="T7">&gt;</text:span></text:span></text:p>
      <text:p text:style-name="P34"><text:span text:style-name="Source_20_Text"><text:span text:style-name="T5"><text:s text:c="4"/></text:span></text:span><text:span text:style-name="Source_20_Text"><text:span text:style-name="T7">&lt;</text:span></text:span><text:span text:style-name="Source_20_Text"><text:span text:style-name="T15">p-column </text:span></text:span><text:span text:style-name="Source_20_Text"><text:span text:style-name="T12">field</text:span></text:span><text:span text:style-name="Source_20_Text"><text:span text:style-name="T7">="</text:span></text:span><text:span text:style-name="Source_20_Text"><text:span text:style-name="T9">year</text:span></text:span><text:span text:style-name="Source_20_Text"><text:span text:style-name="T7">"</text:span></text:span><text:span text:style-name="Source_20_Text"><text:span text:style-name="T15"> </text:span></text:span><text:span text:style-name="Source_20_Text"><text:span text:style-name="T12">header</text:span></text:span><text:span text:style-name="Source_20_Text"><text:span text:style-name="T7">="</text:span></text:span><text:span text:style-name="Source_20_Text"><text:span text:style-name="T9">Year</text:span></text:span><text:span text:style-name="Source_20_Text"><text:span text:style-name="T7">"&gt;&lt;/</text:span></text:span><text:span text:style-name="Source_20_Text"><text:span text:style-name="T15">p-column</text:span></text:span><text:span text:style-name="Source_20_Text"><text:span text:style-name="T7">&gt;</text:span></text:span></text:p>
      <text:p text:style-name="P34"><text:span text:style-name="Source_20_Text"><text:span text:style-name="T5"><text:s text:c="4"/></text:span></text:span><text:span text:style-name="Source_20_Text"><text:span text:style-name="T7">&lt;</text:span></text:span><text:span text:style-name="Source_20_Text"><text:span text:style-name="T15">p-column </text:span></text:span><text:span text:style-name="Source_20_Text"><text:span text:style-name="T12">field</text:span></text:span><text:span text:style-name="Source_20_Text"><text:span text:style-name="T7">="</text:span></text:span><text:span text:style-name="Source_20_Text"><text:span text:style-name="T9">brand</text:span></text:span><text:span text:style-name="Source_20_Text"><text:span text:style-name="T7">"</text:span></text:span><text:span text:style-name="Source_20_Text"><text:span text:style-name="T15"> </text:span></text:span><text:span text:style-name="Source_20_Text"><text:span text:style-name="T12">header</text:span></text:span><text:span text:style-name="Source_20_Text"><text:span text:style-name="T7">="</text:span></text:span><text:span text:style-name="Source_20_Text"><text:span text:style-name="T9">Brand</text:span></text:span><text:span text:style-name="Source_20_Text"><text:span text:style-name="T7">"&gt;&lt;/</text:span></text:span><text:span text:style-name="Source_20_Text"><text:span text:style-name="T15">p-column</text:span></text:span><text:span text:style-name="Source_20_Text"><text:span text:style-name="T7">&gt;</text:span></text:span></text:p>
      <text:p text:style-name="P34"><text:span text:style-name="Source_20_Text"><text:span text:style-name="T5"><text:s text:c="4"/></text:span></text:span><text:span text:style-name="Source_20_Text"><text:span text:style-name="T7">&lt;</text:span></text:span><text:span text:style-name="Source_20_Text"><text:span text:style-name="T15">p-column </text:span></text:span><text:span text:style-name="Source_20_Text"><text:span text:style-name="T12">field</text:span></text:span><text:span text:style-name="Source_20_Text"><text:span text:style-name="T7">="</text:span></text:span><text:span text:style-name="Source_20_Text"><text:span text:style-name="T9">color</text:span></text:span><text:span text:style-name="Source_20_Text"><text:span text:style-name="T7">"</text:span></text:span><text:span text:style-name="Source_20_Text"><text:span text:style-name="T15"> </text:span></text:span><text:span text:style-name="Source_20_Text"><text:span text:style-name="T12">header</text:span></text:span><text:span text:style-name="Source_20_Text"><text:span text:style-name="T7">="</text:span></text:span><text:span text:style-name="Source_20_Text"><text:span text:style-name="T9">Color</text:span></text:span><text:span text:style-name="Source_20_Text"><text:span text:style-name="T7">"&gt;&lt;/</text:span></text:span><text:span text:style-name="Source_20_Text"><text:span text:style-name="T15">p-column</text:span></text:span><text:span text:style-name="Source_20_Text"><text:span text:style-name="T7">&gt;</text:span></text:span></text:p>
      <text:p text:style-name="P32"><text:span text:style-name="Source_20_Text"><text:span text:style-name="T7">&lt;/</text:span></text:span><text:span text:style-name="Source_20_Text"><text:span text:style-name="T15">p-dataTable</text:span></text:span><text:span text:style-name="Source_20_Text"><text:span text:style-name="T7">&gt;</text:span></text:span></text:p>
      <text:p text:style-name="P25"><text:soft-page-break/>This way, a basic data table can be created. We can also generate data table dynamically by using *ngFor on the array of dataset.</text:p>
      <text:p text:style-name="P20">Dynamic Data Table</text:p>
      <text:p text:style-name="P17"><text:span text:style-name="T6">&lt;</text:span><text:span text:style-name="T14">p-dataTable </text:span><text:span text:style-name="T11">[value]</text:span><text:span text:style-name="T6">="</text:span><text:span text:style-name="T8">cars</text:span><text:span text:style-name="T6">"&gt;</text:span><text:span text:style-name="T4"> </text:span></text:p>
      <text:p text:style-name="P17"><text:span text:style-name="T2"><text:tab/></text:span><text:span text:style-name="T6">&lt;</text:span><text:span text:style-name="T14">p-column </text:span><text:span text:style-name="T11">*ngFor</text:span><text:span text:style-name="T6">="</text:span><text:span text:style-name="T8">let c</text:span><text:span text:style-name="T10">ar</text:span><text:span text:style-name="T8"> of </text:span><text:span text:style-name="T10">cars</text:span><text:span text:style-name="T6">"</text:span><text:span text:style-name="T14"> </text:span><text:span text:style-name="T11">[field]</text:span><text:span text:style-name="T6">="</text:span><text:span text:style-name="T8">c</text:span><text:span text:style-name="T10">ar</text:span><text:span text:style-name="T8">.field</text:span><text:span text:style-name="T6">"</text:span><text:span text:style-name="T14"> </text:span><text:span text:style-name="T11">[header]</text:span><text:span text:style-name="T6">="</text:span><text:span text:style-name="T8">c</text:span><text:span text:style-name="T10">ar</text:span><text:span text:style-name="T8">.header</text:span><text:span text:style-name="T6">"&gt;</text:span></text:p>
      <text:p text:style-name="P17"><text:span text:style-name="T6"><text:tab/>&lt;/</text:span><text:span text:style-name="T14">p-column</text:span><text:span text:style-name="T6">&gt;</text:span><text:span text:style-name="T4"> </text:span></text:p>
      <text:p text:style-name="P18"><text:span text:style-name="T6">&lt;/</text:span><text:span text:style-name="T14">p-dataTable</text:span><text:span text:style-name="T6">&gt;</text:span></text:p>
      <text:p text:style-name="P18"/>
      <text:p text:style-name="P19">Pagination</text:p>
      <text:p text:style-name="P15">Pagination is enabled by setting paginator property to true, rows attribute defines the number of rows per page and pageLinks specify the the number of page links to display.</text:p>
      <text:p text:style-name="P18"><text:span text:style-name="T6">&lt;</text:span><text:span text:style-name="T14">p-dataTable </text:span><text:span text:style-name="T11">[value]</text:span><text:span text:style-name="T6">="</text:span><text:span text:style-name="T8">cars</text:span><text:span text:style-name="T6">"</text:span><text:span text:style-name="T14"> </text:span><text:span text:style-name="T11">[rows]</text:span><text:span text:style-name="T6">="</text:span><text:span text:style-name="T8">10</text:span><text:span text:style-name="T6">"</text:span><text:span text:style-name="T14"> </text:span><text:span text:style-name="T11">[paginator]</text:span><text:span text:style-name="T6">="</text:span><text:span text:style-name="T8">true</text:span><text:span text:style-name="T6">"</text:span><text:span text:style-name="T14"> </text:span><text:span text:style-name="T11">[pageLinks]</text:span><text:span text:style-name="T6">="</text:span><text:span text:style-name="T8">3</text:span><text:span text:style-name="T6">"</text:span><text:span text:style-name="T14"> </text:span><text:span text:style-name="T11">[rowsPerPageOptions]</text:span><text:span text:style-name="T6">="</text:span><text:span text:style-name="T8">[5,10,20]</text:span><text:span text:style-name="T6">"&gt;</text:span><text:span text:style-name="T4"> </text:span></text:p>
      <text:p text:style-name="P18"><text:span text:style-name="T2"><text:tab/></text:span><text:span text:style-name="T6">&lt;</text:span><text:span text:style-name="T14">p-header</text:span><text:span text:style-name="T6">&gt;</text:span><text:span text:style-name="T2">List of Cars</text:span><text:span text:style-name="T6">&lt;/</text:span><text:span text:style-name="T14">p-header</text:span><text:span text:style-name="T6">&gt;</text:span><text:span text:style-name="T4"> </text:span></text:p>
      <text:p text:style-name="P18"><text:span text:style-name="T2"><text:tab/></text:span><text:span text:style-name="T6">&lt;</text:span><text:span text:style-name="T14">p-column </text:span><text:span text:style-name="T11">field</text:span><text:span text:style-name="T6">="</text:span><text:span text:style-name="T8">vin</text:span><text:span text:style-name="T6">"</text:span><text:span text:style-name="T14"> </text:span><text:span text:style-name="T11">header</text:span><text:span text:style-name="T6">="</text:span><text:span text:style-name="T8">Vin</text:span><text:span text:style-name="T6">"&gt;&lt;/</text:span><text:span text:style-name="T14">p-column</text:span><text:span text:style-name="T6">&gt;</text:span><text:span text:style-name="T4"> </text:span></text:p>
      <text:p text:style-name="P18"><text:span text:style-name="T2"><text:tab/></text:span><text:span text:style-name="T6">&lt;</text:span><text:span text:style-name="T14">p-column </text:span><text:span text:style-name="T11">field</text:span><text:span text:style-name="T6">="</text:span><text:span text:style-name="T8">year</text:span><text:span text:style-name="T6">"</text:span><text:span text:style-name="T14"> </text:span><text:span text:style-name="T11">header</text:span><text:span text:style-name="T6">="</text:span><text:span text:style-name="T8">Year</text:span><text:span text:style-name="T6">"&gt;&lt;/</text:span><text:span text:style-name="T14">p-column</text:span><text:span text:style-name="T6">&gt;</text:span></text:p>
      <text:p text:style-name="P18"><text:span text:style-name="T6"><text:tab/>&lt;</text:span><text:span text:style-name="T14">p-column </text:span><text:span text:style-name="T11">field</text:span><text:span text:style-name="T6">="</text:span><text:span text:style-name="T8">brand</text:span><text:span text:style-name="T6">"</text:span><text:span text:style-name="T14"> </text:span><text:span text:style-name="T11">header</text:span><text:span text:style-name="T6">="</text:span><text:span text:style-name="T8">Brand</text:span><text:span text:style-name="T6">"&gt;&lt;/</text:span><text:span text:style-name="T14">p-column</text:span><text:span text:style-name="T6">&gt;</text:span><text:span text:style-name="T4"> </text:span></text:p>
      <text:p text:style-name="P18"><text:span text:style-name="T2"><text:tab/></text:span><text:span text:style-name="T6">&lt;</text:span><text:span text:style-name="T14">p-column </text:span><text:span text:style-name="T11">field</text:span><text:span text:style-name="T6">="</text:span><text:span text:style-name="T8">color</text:span><text:span text:style-name="T6">"</text:span><text:span text:style-name="T14"> </text:span><text:span text:style-name="T11">header</text:span><text:span text:style-name="T6">="</text:span><text:span text:style-name="T8">Color</text:span><text:span text:style-name="T6">"&gt;&lt;/</text:span><text:span text:style-name="T14">p-column</text:span><text:span text:style-name="T6">&gt;</text:span><text:span text:style-name="T4"> </text:span></text:p>
      <text:p text:style-name="P18"><text:span text:style-name="T6">&lt;/</text:span><text:span text:style-name="T14">p-dataTable</text:span><text:span text:style-name="T6">&gt;</text:span><text:line-break/></text:p>
      <text:p text:style-name="P19">Sorting</text:p>
      <text:p text:style-name="P15">Simply enabling sortable property at column object is enough to make a column sortable.</text:p>
      <text:p text:style-name="P18"><text:span text:style-name="T6"><text:tab/>&lt;</text:span><text:span text:style-name="T14">p-dataTable </text:span><text:span text:style-name="T11">[value]</text:span><text:span text:style-name="T6">="</text:span><text:span text:style-name="T8">cars1</text:span><text:span text:style-name="T6">"&gt;</text:span><text:span text:style-name="T4"> </text:span></text:p>
      <text:p text:style-name="P18"><text:span text:style-name="T6"><text:tab/>&lt;</text:span><text:span text:style-name="T14">p-column </text:span><text:span text:style-name="T11">field</text:span><text:span text:style-name="T6">="</text:span><text:span text:style-name="T8">vin</text:span><text:span text:style-name="T6">"</text:span><text:span text:style-name="T14"> </text:span><text:span text:style-name="T11">header</text:span><text:span text:style-name="T6">="</text:span><text:span text:style-name="T8">Vin</text:span><text:span text:style-name="T6">"</text:span><text:span text:style-name="T14"> </text:span><text:span text:style-name="T11">[sortable]</text:span><text:span text:style-name="T6">="</text:span><text:span text:style-name="T8">true</text:span><text:span text:style-name="T6">"&gt;&lt;/</text:span><text:span text:style-name="T14">p-column</text:span><text:span text:style-name="T6">&gt;</text:span><text:span text:style-name="T4"> </text:span></text:p>
      <text:p text:style-name="P18"><text:span text:style-name="T2"><text:tab/></text:span><text:span text:style-name="T6">&lt;</text:span><text:span text:style-name="T14">p-column </text:span><text:span text:style-name="T11">field</text:span><text:span text:style-name="T6">="</text:span><text:span text:style-name="T8">year</text:span><text:span text:style-name="T6">"</text:span><text:span text:style-name="T14"> </text:span><text:span text:style-name="T11">header</text:span><text:span text:style-name="T6">="</text:span><text:span text:style-name="T8">Year</text:span><text:span text:style-name="T6">"</text:span><text:span text:style-name="T14"> </text:span><text:span text:style-name="T11">[sortable]</text:span><text:span text:style-name="T6">="</text:span><text:span text:style-name="T8">true</text:span><text:span text:style-name="T6">"&gt;&lt;/</text:span><text:span text:style-name="T14">p-column</text:span><text:span text:style-name="T6">&gt;</text:span><text:span text:style-name="T4"> </text:span></text:p>
      <text:p text:style-name="P18"><text:span text:style-name="T2"><text:tab/></text:span><text:span text:style-name="T6">&lt;</text:span><text:span text:style-name="T14">p-column </text:span><text:span text:style-name="T11">field</text:span><text:span text:style-name="T6">="</text:span><text:span text:style-name="T8">brand</text:span><text:span text:style-name="T6">"</text:span><text:span text:style-name="T14"> </text:span><text:span text:style-name="T11">header</text:span><text:span text:style-name="T6">="</text:span><text:span text:style-name="T8">Brand</text:span><text:span text:style-name="T6">"</text:span><text:span text:style-name="T14"> </text:span><text:span text:style-name="T11">[sortable]</text:span><text:span text:style-name="T6">="</text:span><text:span text:style-name="T8">true</text:span><text:span text:style-name="T6">"&gt;&lt;/</text:span><text:span text:style-name="T14">p-column</text:span><text:span text:style-name="T6">&gt;</text:span><text:span text:style-name="T4"> </text:span></text:p>
      <text:p text:style-name="P18"><text:span text:style-name="T2"><text:tab/></text:span><text:span text:style-name="T6">&lt;</text:span><text:span text:style-name="T14">p-column </text:span><text:span text:style-name="T11">field</text:span><text:span text:style-name="T6">="</text:span><text:span text:style-name="T8">color</text:span><text:span text:style-name="T6">"</text:span><text:span text:style-name="T14"> </text:span><text:span text:style-name="T11">header</text:span><text:span text:style-name="T6">="</text:span><text:span text:style-name="T8">Color</text:span><text:span text:style-name="T6">"</text:span><text:span text:style-name="T14"> </text:span><text:span text:style-name="T11">[sortable]</text:span><text:span text:style-name="T6">="</text:span><text:span text:style-name="T8">true</text:span><text:span text:style-name="T6">"&gt;&lt;/</text:span><text:span text:style-name="T14">p-column</text:span><text:span text:style-name="T6">&gt;</text:span><text:span text:style-name="T4"> </text:span></text:p>
      <text:p text:style-name="P21"><text:span text:style-name="T6">&lt;/</text:span><text:span text:style-name="T14">p-dataTable</text:span><text:span text:style-name="T6">&gt;</text:span><text:span text:style-name="T4"> </text:span><text:line-break/><text:soft-page-break/><text:span text:style-name="T27">Responsive</text:span></text:p>
      <text:p text:style-name="P15">DataTable columns are displayed as stacked in responsive mode <text:span text:style-name="T26">i</text:span>f the screen size becomes smaller than a certain breakpoint value. This feature is enabled by setting responsive to true. In case you'd like to control the stacked mode manually regardless of screen size, use the stacked property.</text:p>
      <text:p text:style-name="P21"><text:span text:style-name="T6">&lt;</text:span><text:span text:style-name="T14">p-dataTable </text:span><text:span text:style-name="T11">[value]</text:span><text:span text:style-name="T6">="</text:span><text:span text:style-name="T8">cars</text:span><text:span text:style-name="T6">"</text:span><text:span text:style-name="T14"> </text:span><text:span text:style-name="T11">[rows]</text:span><text:span text:style-name="T6">="</text:span><text:span text:style-name="T8">10</text:span><text:span text:style-name="T6">"</text:span><text:span text:style-name="T14"> </text:span><text:span text:style-name="T11">[paginator]</text:span><text:span text:style-name="T6">="</text:span><text:span text:style-name="T8">true</text:span><text:span text:style-name="T6">"</text:span><text:span text:style-name="T14"> </text:span><text:span text:style-name="T11">[pageLinks]</text:span><text:span text:style-name="T6">="</text:span><text:span text:style-name="T8">3</text:span><text:span text:style-name="T6">"</text:span><text:span text:style-name="T14"> </text:span><text:span text:style-name="T11">[responsive]</text:span><text:span text:style-name="T6">="</text:span><text:span text:style-name="T8">true</text:span><text:span text:style-name="T6">"</text:span><text:span text:style-name="T14"> </text:span><text:span text:style-name="T11">[stacked]</text:span><text:span text:style-name="T6">="</text:span><text:span text:style-name="T8">stacked</text:span><text:span text:style-name="T6">"&gt;</text:span><text:span text:style-name="T4"> </text:span></text:p>
      <text:p text:style-name="P21"><text:span text:style-name="T2"><text:tab/></text:span><text:span text:style-name="T6">&lt;</text:span><text:span text:style-name="T14">p-header</text:span><text:span text:style-name="T6">&gt;</text:span><text:span text:style-name="T2">Responsive</text:span><text:span text:style-name="T6">&lt;/</text:span><text:span text:style-name="T14">p-header</text:span><text:span text:style-name="T6">&gt;</text:span><text:span text:style-name="T4"> </text:span></text:p>
      <text:p text:style-name="P21"><text:span text:style-name="T2"><text:tab/></text:span><text:span text:style-name="T6">&lt;</text:span><text:span text:style-name="T14">p-column </text:span><text:span text:style-name="T11">field</text:span><text:span text:style-name="T6">="</text:span><text:span text:style-name="T8">vin</text:span><text:span text:style-name="T6">"</text:span><text:span text:style-name="T14"> </text:span><text:span text:style-name="T11">header</text:span><text:span text:style-name="T6">="</text:span><text:span text:style-name="T8">Vin</text:span><text:span text:style-name="T6">"&gt;&lt;/</text:span><text:span text:style-name="T14">p-column</text:span><text:span text:style-name="T6">&gt;</text:span><text:span text:style-name="T4"> </text:span></text:p>
      <text:p text:style-name="P21"><text:span text:style-name="T2"><text:tab/></text:span><text:span text:style-name="T6">&lt;</text:span><text:span text:style-name="T14">p-column </text:span><text:span text:style-name="T11">field</text:span><text:span text:style-name="T6">="</text:span><text:span text:style-name="T8">year</text:span><text:span text:style-name="T6">"</text:span><text:span text:style-name="T14"> </text:span><text:span text:style-name="T11">header</text:span><text:span text:style-name="T6">="</text:span><text:span text:style-name="T8">Year</text:span><text:span text:style-name="T6">"&gt;&lt;/</text:span><text:span text:style-name="T14">p-column</text:span><text:span text:style-name="T6">&gt;</text:span><text:span text:style-name="T4"> </text:span></text:p>
      <text:p text:style-name="P21"><text:span text:style-name="T2"><text:tab/></text:span><text:span text:style-name="T6">&lt;</text:span><text:span text:style-name="T14">p-column </text:span><text:span text:style-name="T11">field</text:span><text:span text:style-name="T6">="</text:span><text:span text:style-name="T8">brand</text:span><text:span text:style-name="T6">"</text:span><text:span text:style-name="T14"> </text:span><text:span text:style-name="T11">header</text:span><text:span text:style-name="T6">="</text:span><text:span text:style-name="T8">Brand</text:span><text:span text:style-name="T6">"&gt;&lt;/</text:span><text:span text:style-name="T14">p-column</text:span><text:span text:style-name="T6">&gt;</text:span><text:span text:style-name="T4"> </text:span></text:p>
      <text:p text:style-name="P21"><text:span text:style-name="T2"><text:tab/></text:span><text:span text:style-name="T6">&lt;</text:span><text:span text:style-name="T14">p-column </text:span><text:span text:style-name="T11">field</text:span><text:span text:style-name="T6">="</text:span><text:span text:style-name="T8">color</text:span><text:span text:style-name="T6">"</text:span><text:span text:style-name="T14"> </text:span><text:span text:style-name="T11">header</text:span><text:span text:style-name="T6">="</text:span><text:span text:style-name="T8">Color</text:span><text:span text:style-name="T6">"&gt;&lt;/</text:span><text:span text:style-name="T14">p-column</text:span><text:span text:style-name="T6">&gt;</text:span><text:span text:style-name="T4"> </text:span></text:p>
      <text:p text:style-name="P21"><text:span text:style-name="T6">&lt;/</text:span><text:span text:style-name="T14">p-dataTable</text:span><text:span text:style-name="T6">&gt;</text:span></text:p>
      <text:p text:style-name="P36"/>
      <text:p text:style-name="P36">Scrollable</text:p>
      <text:p text:style-name="P16">Data scrolling with fixed header is available horizontally, vertically or both. ScrollHeight and ScrollWidth values can either be fixed pixels or percentages. Certain columns can be fixed as well.</text:p>
      <text:p text:style-name="P22"><text:span text:style-name="T6">&lt;</text:span><text:span text:style-name="T14">p-dataTable </text:span><text:span text:style-name="T11">[value]</text:span><text:span text:style-name="T6">="</text:span><text:span text:style-name="T8">cars</text:span><text:span text:style-name="T6">"</text:span><text:span text:style-name="T14"> </text:span><text:span text:style-name="T11">scrollable</text:span><text:span text:style-name="T6">="</text:span><text:span text:style-name="T8">true</text:span><text:span text:style-name="T6">"</text:span><text:span text:style-name="T14"> </text:span><text:span text:style-name="T11">scrollHeight</text:span><text:span text:style-name="T6">="</text:span><text:span text:style-name="T8">200px</text:span><text:span text:style-name="T6">"</text:span><text:span text:style-name="T14"> </text:span><text:span text:style-name="T11">scrollWidth</text:span><text:span text:style-name="T6">="</text:span><text:span text:style-name="T8">600px</text:span><text:span text:style-name="T6">"</text:span><text:span text:style-name="T14"> </text:span><text:span text:style-name="T11">[style]</text:span><text:span text:style-name="T6">="</text:span><text:span text:style-name="T8">{</text:span><text:span text:style-name="T6">'</text:span><text:span text:style-name="T8">margin-top</text:span><text:span text:style-name="T6">'</text:span><text:span text:style-name="T8">:</text:span><text:span text:style-name="T6">'</text:span><text:span text:style-name="T8">30px</text:span><text:span text:style-name="T6">'</text:span><text:span text:style-name="T8">}</text:span><text:span text:style-name="T6">"&gt;</text:span><text:span text:style-name="T4"> </text:span></text:p>
      <text:p text:style-name="P22"><text:span text:style-name="T2"><text:tab/></text:span><text:span text:style-name="T6">&lt;</text:span><text:span text:style-name="T14">p-header</text:span><text:span text:style-name="T6">&gt;</text:span><text:span text:style-name="T2">Vertical and Horizontal</text:span><text:span text:style-name="T6">&lt;/</text:span><text:span text:style-name="T14">p-header</text:span><text:span text:style-name="T6">&gt;</text:span><text:span text:style-name="T4"> </text:span></text:p>
      <text:p text:style-name="P22"><text:span text:style-name="T2"><text:tab/></text:span><text:span text:style-name="T6">&lt;</text:span><text:span text:style-name="T14">p-column </text:span><text:span text:style-name="T11">field</text:span><text:span text:style-name="T6">="</text:span><text:span text:style-name="T8">vin</text:span><text:span text:style-name="T6">"</text:span><text:span text:style-name="T14"> </text:span><text:span text:style-name="T11">header</text:span><text:span text:style-name="T6">="</text:span><text:span text:style-name="T8">Vin</text:span><text:span text:style-name="T6">"</text:span><text:span text:style-name="T14"> </text:span><text:span text:style-name="T11">[style]</text:span><text:span text:style-name="T6">="</text:span><text:span text:style-name="T8">{</text:span><text:span text:style-name="T6">'</text:span><text:span text:style-name="T8">width</text:span><text:span text:style-name="T6">'</text:span><text:span text:style-name="T8">:</text:span><text:span text:style-name="T6">'</text:span><text:span text:style-name="T8">250px</text:span><text:span text:style-name="T6">'</text:span><text:span text:style-name="T8">}</text:span><text:span text:style-name="T6">"&gt;&lt;/</text:span><text:span text:style-name="T14">p-column</text:span><text:span text:style-name="T6">&gt;</text:span><text:span text:style-name="T4"> </text:span></text:p>
      <text:p text:style-name="P22"><text:span text:style-name="T2"><text:tab/></text:span><text:span text:style-name="T6">&lt;</text:span><text:span text:style-name="T14">p-column </text:span><text:span text:style-name="T11">field</text:span><text:span text:style-name="T6">="</text:span><text:span text:style-name="T8">year</text:span><text:span text:style-name="T6">"</text:span><text:span text:style-name="T14"> </text:span><text:span text:style-name="T11">header</text:span><text:span text:style-name="T6">="</text:span><text:span text:style-name="T8">Year</text:span><text:span text:style-name="T6">"</text:span><text:span text:style-name="T14"> </text:span><text:span text:style-name="T11">[style]</text:span><text:span text:style-name="T6">="</text:span><text:span text:style-name="T8">{</text:span><text:span text:style-name="T6">'</text:span><text:span text:style-name="T8">width</text:span><text:span text:style-name="T6">'</text:span><text:span text:style-name="T8">:</text:span><text:span text:style-name="T6">'</text:span><text:span text:style-name="T8">250px</text:span><text:span text:style-name="T6">'</text:span><text:span text:style-name="T8">}</text:span><text:span text:style-name="T6">"&gt;&lt;/</text:span><text:span text:style-name="T14">p-column</text:span><text:span text:style-name="T6">&gt;</text:span><text:span text:style-name="T4"> </text:span></text:p>
      <text:p text:style-name="P22"><text:span text:style-name="T2"><text:tab/></text:span><text:span text:style-name="T6">&lt;</text:span><text:span text:style-name="T14">p-column </text:span><text:span text:style-name="T11">field</text:span><text:span text:style-name="T6">="</text:span><text:span text:style-name="T8">brand</text:span><text:span text:style-name="T6">"</text:span><text:span text:style-name="T14"> </text:span><text:span text:style-name="T11">header</text:span><text:span text:style-name="T6">="</text:span><text:span text:style-name="T8">Brand</text:span><text:span text:style-name="T6">"</text:span><text:span text:style-name="T14"> </text:span><text:span text:style-name="T11">[style]</text:span><text:span text:style-name="T6">="</text:span><text:span text:style-name="T8">{</text:span><text:span text:style-name="T6">'</text:span><text:span text:style-name="T8">width</text:span><text:span text:style-name="T6">'</text:span><text:span text:style-name="T8">:</text:span><text:span text:style-name="T6">'</text:span><text:span text:style-name="T8">250px</text:span><text:span text:style-name="T6">'</text:span><text:span text:style-name="T8">}</text:span><text:span text:style-name="T6">"&gt;&lt;/</text:span><text:span text:style-name="T14">p-column</text:span><text:span text:style-name="T6">&gt;</text:span><text:span text:style-name="T4"> </text:span></text:p>
      <text:p text:style-name="P22"><text:span text:style-name="T2"><text:tab/></text:span><text:span text:style-name="T6">&lt;</text:span><text:span text:style-name="T14">p-column </text:span><text:span text:style-name="T11">field</text:span><text:span text:style-name="T6">="</text:span><text:span text:style-name="T8">color</text:span><text:span text:style-name="T6">"</text:span><text:span text:style-name="T14"> </text:span><text:span text:style-name="T11">header</text:span><text:span text:style-name="T6">="</text:span><text:span text:style-name="T8">Color</text:span><text:span text:style-name="T6">"</text:span><text:span text:style-name="T14"> </text:span><text:span text:style-name="T11">[style]</text:span><text:span text:style-name="T6">="</text:span><text:span text:style-name="T8">{</text:span><text:span text:style-name="T6">'</text:span><text:span text:style-name="T8">width</text:span><text:span text:style-name="T6">'</text:span><text:span text:style-name="T8">:</text:span><text:span text:style-name="T6">'</text:span><text:span text:style-name="T8">250px</text:span><text:span text:style-name="T6">'</text:span><text:span text:style-name="T8">}</text:span><text:span text:style-name="T6">"&gt;&lt;/</text:span><text:span text:style-name="T14">p-column</text:span><text:span text:style-name="T6">&gt;</text:span><text:span text:style-name="T4"> </text:span></text:p>
      <text:p text:style-name="P22"><text:span text:style-name="T6">&lt;/</text:span><text:span text:style-name="T14">p-dataTable&gt;</text:span></text:p>
      <text:p text:style-name="P24"/>
      <text:p text:style-name="P24"><text:span text:style-name="T2">This are some of the basic features of data table using primeNg. For implementing other advanced features, import necessary module along with its dependencies in the project.</text:span><text:span text:style-name="T14"> </text:span></text:p>
      <text:p text:style-name="P37">Ref: http://www.primefaces.org/primeng/#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onaco, 'Andale Mono', 'Ubuntu Mono', monospace"/>
    <style:font-face style:name="DejaVu Sans Mono" svg:font-family="'DejaVu Sans Mono'"/>
    <style:font-face style:name="Roboto" svg:font-family="Roboto, 'Trebuchet MS', Arial, Helvetica, sans-serif"/>
    <style:font-face style:name="Calibri" svg:font-family="Calibri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2:42:47.136453740</meta:creation-date>
    <dc:date>2017-02-11T16:29:04.629623732</dc:date>
    <meta:editing-duration>PT2H56M29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4" meta:paragraph-count="94" meta:word-count="622" meta:character-count="5440" meta:non-whitespace-character-count="4675"/>
  </office:meta>
</office:document-meta>
</file>